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c5000b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3">0</text:span><text:span text:style-name="T2">00)</text:span></text:p>
            <text:p><text:span text:style-name="T1">0</text:span><text:span text:style-name="T3">0</text:span><text:span text:style-name="T2">1 <text:s text:c="2"/>1 (</text:span><text:span text:style-name="T3">0</text:span><text:span text:style-name="T2">01)</text:span></text:p>
            <text:p><text:span text:style-name="T1">0</text:span><text:span text:style-name="T2">11 <text:s text:c="2"/>2 (</text:span><text:span text:style-name="T3">01</text:span><text:span text:style-name="T2">0)</text:span></text:p>
            <text:p><text:span text:style-name="T1">0</text:span><text:span text:style-name="T3">1</text:span><text:span text:style-name="T2">0 <text:s text:c="2"/>3 (</text:span><text:span text:style-name="T3">0</text:span><text:span text:style-name="T2">11)</text:span></text:p>
            <text:p><text:span text:style-name="T1">1</text:span><text:span text:style-name="T2">10 <text:s text:c="2"/>4 (</text:span><text:span text:style-name="T4">1</text:span><text:span text:style-name="T2">00)</text:span></text:p>
            <text:p><text:span text:style-name="T1">1</text:span><text:span text:style-name="T2">11 <text:s text:c="2"/>5 (</text:span><text:span text:style-name="T4">1</text:span><text:span text:style-name="T2">01)</text:span></text:p>
            <text:p><text:span text:style-name="T1">1</text:span><text:span text:style-name="T2">01 <text:s text:c="2"/>6 (</text:span><text:span text:style-name="T4">1</text:span><text:span text:style-name="T2">10)</text:span></text:p>
            <text:p><text:span text:style-name="T1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  <draw:custom-shape draw:style-name="gr7" draw:text-style-name="P2" xml:id="id1" draw:id="id1" draw:layer="layout" svg:width="1.122cm" svg:height="1.257cm" svg:x="6.78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1.122cm" svg:height="1.257cm" svg:x="6.763cm" svg:y="4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6.953cm" svg:y1="15.043cm" svg:x2="6.927cm" svg:y2="6.017cm" draw:start-shape="id1" draw:start-glue-point="5" draw:end-shape="id2" draw:end-glue-point="7" svg:d="M6953 15043c-1113 0-1100-9026-26-9026" svg:viewBox="0 0 834 90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8:11:58.447012062</dc:date>
    <dc:creator>elucterio </dc:creator>
    <meta:editing-duration>PT11M8S</meta:editing-duration>
    <meta:editing-cycles>9</meta:editing-cycles>
    <meta:generator>LibreOffice/4.2.8.2$Linux_X86_64 LibreOffice_project/420m0$Build-2</meta:generator>
    <meta:document-statistic meta:object-count="11"/>
  </office:meta>
</office:document-meta>
</file>